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5bc5c" officeooo:paragraph-rsid="0005bc5c"/>
    </style:style>
    <style:style style:name="P2" style:family="paragraph" style:parent-style-name="Standard">
      <style:text-properties officeooo:rsid="00073fb5" officeooo:paragraph-rsid="00073fb5"/>
    </style:style>
    <style:style style:name="P3" style:family="paragraph" style:parent-style-name="Standard">
      <style:text-properties style:font-name="Times New Roman" fo:font-size="13pt" officeooo:rsid="00073fb5" officeooo:paragraph-rsid="00073fb5" style:font-size-asian="13pt" style:font-size-complex="13pt"/>
    </style:style>
    <style:style style:name="P4" style:family="paragraph" style:parent-style-name="Standard">
      <style:text-properties style:font-name="Times New Roman" fo:font-size="13pt" officeooo:rsid="0005bc5c" officeooo:paragraph-rsid="0005bc5c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3pt" fo:font-weight="bold" officeooo:rsid="0005bc5c" officeooo:paragraph-rsid="0005bc5c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3pt" fo:font-weight="bold" officeooo:rsid="0005bc5c" officeooo:paragraph-rsid="00073fb5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Times New Roman" fo:font-size="13pt" officeooo:rsid="00073fb5" officeooo:paragraph-rsid="00073fb5" style:font-size-asian="13pt" style:font-size-complex="13pt"/>
    </style:style>
    <style:style style:name="P8" style:family="paragraph" style:parent-style-name="Standard">
      <style:text-properties style:font-name="Times New Roman" fo:font-size="13pt" officeooo:rsid="000bad25" officeooo:paragraph-rsid="000bad25" style:font-size-asian="13pt" style:font-size-complex="13pt"/>
    </style:style>
    <style:style style:name="P9" style:family="paragraph" style:parent-style-name="Standard">
      <style:text-properties style:font-name="Times New Roman" fo:font-size="13pt" officeooo:rsid="0005bc5c" officeooo:paragraph-rsid="000bad25" style:font-size-asian="13pt" style:font-size-complex="13pt"/>
    </style:style>
    <style:style style:name="T1" style:family="text">
      <style:text-properties officeooo:rsid="0005bc5c"/>
    </style:style>
    <style:style style:name="T2" style:family="text">
      <style:text-properties officeooo:rsid="00073fb5"/>
    </style:style>
    <style:style style:name="T3" style:family="text">
      <style:text-properties officeooo:rsid="00085918"/>
    </style:style>
    <style:style style:name="T4" style:family="text">
      <style:text-properties officeooo:rsid="0009960e"/>
    </style:style>
    <style:style style:name="T5" style:family="text">
      <style:text-properties officeooo:rsid="000a2248"/>
    </style:style>
    <style:style style:name="T6" style:family="text">
      <style:text-properties officeooo:rsid="000b8b47"/>
    </style:style>
    <style:style style:name="T7" style:family="text">
      <style:text-properties officeooo:rsid="000bad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yout Command <text:span text:style-name="T5">and </text:span>Control – LCC</text:p>
      <text:p text:style-name="P4">Documentation Package</text:p>
      <text:p text:style-name="P4">February 201<text:span text:style-name="T7">6</text:span></text:p>
      <text:p text:style-name="P4"/>
      <text:p text:style-name="P4"/>
      <text:p text:style-name="P4"/>
      <text:p text:style-name="P4"/>
      <text:p text:style-name="P5">This package of Standards and Technical Notes </text:p>
      <text:p text:style-name="P5">are submitted to the NMRA Board</text:p>
      <text:p text:style-name="P6">for <text:span text:style-name="T7">Ratification</text:span> as the </text:p>
      <text:p text:style-name="P6">First Official Release</text:p>
      <text:p text:style-name="P5">of</text:p>
      <text:p text:style-name="P5">Layout Command <text:span text:style-name="T4">and </text:span>Control – LCC</text:p>
      <text:p text:style-name="P1"/>
      <text:p text:style-name="P2"/>
      <text:p text:style-name="P2"/>
      <text:p text:style-name="P3">This set of Standards and Technical Notes documents forms the basis and infrastructure for an extensible and flexible layout control bus system for Model Railroads. <text:s/>It is designed for both the novice and experienced modeler, and b<text:span text:style-name="T3">o</text:span>th small personal and large modular group layout. <text:s/></text:p>
      <text:p text:style-name="P4"/>
      <text:p text:style-name="P3">It was developed in public by the OpenLCB Development Team with the input from many people but especially the members of the OpenLCB egroup on Yahoogroups. <text:s/>It is the accumulation of years of work, <text:span text:style-name="T6">following </text:span>the NMRA Board <text:span text:style-name="T6">mandated</text:span> Goals and Mandate, and the self-determined Goals and Measures documents. <text:s/></text:p>
      <text:p text:style-name="P3"/>
      <text:p text:style-name="P8">These documents have been open to review for more than six months. <text:s/>The comments and errors were collected, considered and appied to the documents. <text:s/></text:p>
      <text:p text:style-name="P8"/>
      <text:p text:style-name="P8">In some cases, additional material was added to the documents. <text:s/>The largest of these additions was requested by three manufacturers to allow them to provide one connection on their LCC command stations, by adding support for a low-current DCC signal to be optionally carried on the two unassigned wires in the CAN Physical cable. <text:s/>The has been done in conjunction with the pre-existing NMRA S-9.1.2 DCC Power Station Interface standard. <text:s/></text:p>
      <text:p text:style-name="P4"/>
      <text:p text:style-name="P4"/>
      <text:p text:style-name="P4"/>
      <text:p text:style-name="P9">The OpenLCB Development Team <text:span text:style-name="T6">includes</text:span>: Stuart Baker USA, Balazs Racz Switzerland, Alex Shepherd New Zealand, David Harris Canada, <text:span text:style-name="T7">Brian Barnst USA, </text:span>Dick Bronson USA, Ken Cameron USA, Don Goodman-Wilson <text:span text:style-name="T2">USA, </text:span>Tim Hatch <text:span text:style-name="T2">USA, </text:span>Bob Jacobsen USA, <text:span text:style-name="T3">Jim Kueneman USA, and others who have contributed their knowledge and inspiration</text:span>. <text:s/></text:p>
      <text:p text:style-name="P4"/>
      <text:p text:style-name="P3">Special thanks to <text:span text:style-name="T1">Stephen Priest, NMRA Board </text:span>Liaison, and the members of the OpenLCB egroup, especially Robert Middl<text:span text:style-name="T3">e</text:span>ton, <text:span text:style-name="T3">for</text:span> <text:span text:style-name="T3">t</text:span>heir discussion, suggestions and review <text:span text:style-name="T6">of</text:span> the documents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8:19:01.544003000</meta:creation-date>
    <dc:date>2016-01-31T18:14:57.290247000</dc:date>
    <meta:editing-duration>PT27M13S</meta:editing-duration>
    <meta:editing-cycles>6</meta:editing-cycles>
    <meta:generator>LibreOffice/4.4.0.3$MacOSX_X86_64 LibreOffice_project/de093506bcdc5fafd9023ee680b8c60e3e0645d7</meta:generator>
    <dc:creator>David Harris</dc:creator>
    <meta:document-statistic meta:table-count="0" meta:image-count="0" meta:object-count="0" meta:page-count="1" meta:paragraph-count="15" meta:word-count="297" meta:character-count="1909" meta:non-whitespace-character-count="1606"/>
  </office:meta>
</office:document-meta>
</file>